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66" draw:fill="solid" draw:fill-color="#003366" draw:textarea-horizontal-align="justify" draw:textarea-vertical-align="middle" draw:auto-grow-height="false"/>
    </style:style>
    <style:style style:name="gr2" style:family="graphic" style:parent-style-name="standard">
      <style:graphic-properties svg:stroke-color="#ff420e" draw:fill="solid" draw:fill-color="#ff950e" draw:textarea-vertical-align="middle" draw:auto-grow-height="false" fo:min-height="0.749cm" fo:min-width="0.49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66"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ff420e"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language="es" fo:country="CO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096cm" svg:height="4.826cm" svg:x="7.112cm" svg:y="5.842cm">
          <text:p text:style-name="P1"><text:span text:style-name="T1">Estimación</text:span><text:span text:style-name="T2"> </text:span></text:p>
          <text:p text:style-name="P1"><text:span text:style-name="T1">de Parámet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096cm" svg:height="4.826cm" svg:x="0.508cm" svg:y="0.508cm">
          <text:p text:style-name="P1"><text:span text:style-name="T1">Planteamiento del</text:span></text:p>
          <text:p text:style-name="P1"><text:span text:style-name="T1">Model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096cm" svg:height="4.826cm" svg:x="14.224cm" svg:y="10.668cm">
          <text:p text:style-name="P1"><text:span text:style-name="T1">Validación del</text:span></text:p>
          <text:p text:style-name="P1"><text:span text:style-name="T1">Model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096cm" svg:height="4.826cm" svg:x="21.336cm" svg:y="15.494cm">
          <text:p text:style-name="P1"><text:span text:style-name="T1">Análisis del</text:span></text:p>
          <text:p text:style-name="P1"><text:span text:style-name="T1">Model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56cm" svg:height="3.302cm" svg:x="3.048cm" svg:y="6.09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3.556cm" svg:height="3.302cm" svg:x="9.652cm" svg:y="11.17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3.556cm" svg:height="3.302cm" svg:x="16.764cm" svg:y="16.2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3.556cm" svg:height="3.302cm" draw:transform="rotate (3.12413936106985) translate (17.779cm 10.1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3" draw:layer="layout" svg:width="7.874cm" svg:height="7.874cm" svg:x="10.414cm" svg:y="7.874cm">
          <text:p text:style-name="P1"><text:span text:style-name="T3">Cal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08cm" svg:height="5.08cm" svg:x="3.81cm" svg:y="6.858cm">
          <text:p text:style-name="P4"><text:span text:style-name="T4">Contra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08cm" svg:height="5.08cm" svg:x="19.812cm" svg:y="6.858cm">
          <text:p text:style-name="P4"><text:span text:style-name="T4">Relaj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08cm" svg:height="5.08cm" svg:x="11.938cm" svg:y="1.016cm">
          <text:p text:style-name="P4"><text:span text:style-name="T4">Prolifer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08cm" svg:height="5.08cm" svg:x="17.272cm" svg:y="15.494cm">
          <text:p text:style-name="P4"><text:span text:style-name="T4">Segundo</text:span></text:p>
          <text:p text:style-name="P4"><text:span text:style-name="T4">Mensaj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08cm" svg:height="5.08cm" svg:x="6.604cm" svg:y="15.494cm">
          <text:p text:style-name="P4"><text:span text:style-name="T4">Apopto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478cm" svg:y1="7.874cm" svg:x2="14.478cm" svg:y2="6.096cm">
          <text:p/>
        </draw:line>
        <draw:line draw:style-name="gr6" draw:text-style-name="P1" draw:layer="layout" svg:x1="11.938cm" svg:y1="14.986cm" svg:x2="10.922cm" svg:y2="16.256cm">
          <text:p/>
        </draw:line>
        <draw:line draw:style-name="gr6" draw:text-style-name="P1" draw:layer="layout" svg:x1="10.668cm" svg:y1="10.668cm" svg:x2="8.89cm" svg:y2="9.906cm">
          <text:p/>
        </draw:line>
        <draw:line draw:style-name="gr6" draw:text-style-name="P1" draw:layer="layout" svg:x1="18.034cm" svg:y1="10.668cm" svg:x2="19.812cm" svg:y2="9.652cm">
          <text:p/>
        </draw:line>
        <draw:line draw:style-name="gr6" draw:text-style-name="P1" draw:layer="layout" svg:x1="17.018cm" svg:y1="14.732cm" svg:x2="18.288cm" svg:y2="16.002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2:36:43.375527853</meta:creation-date>
    <dc:date>2016-10-23T21:11:27.629131410</dc:date>
    <meta:editing-duration>PT3M3S</meta:editing-duration>
    <meta:editing-cycles>2</meta:editing-cycles>
    <meta:generator>LibreOffice/4.2.8.2$Linux_X86_64 LibreOffice_project/420m0$Build-2</meta:generator>
    <meta:document-statistic meta:object-count="46"/>
  </office:meta>
</office:document-meta>
</file>